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2.9396in"/>
    </style:style>
    <style:style style:name="Table1.C" style:family="table-column">
      <style:table-column-properties style:column-width="3.2424in"/>
    </style:style>
    <style:style style:name="Table1.A1" style:family="table-cell">
      <style:table-cell-properties style:vertical-align="middle" fo:padding="0.0194in" fo:border="none"/>
    </style:style>
    <style:style style:name="Table1.B5" style:family="table-cell">
      <style:table-cell-properties fo:padding="0.0194in" fo:border="none"/>
    </style:style>
    <style:style style:name="Table1.B8" style:family="table-cell">
      <style:table-cell-properties fo:padding="0.0194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officeooo:paragraph-rsid="000686b8"/>
    </style:style>
    <style:style style:name="P5" style:family="paragraph" style:parent-style-name="Table_20_Contents" style:list-style-name="L1">
      <style:text-properties officeooo:rsid="001681e6" officeooo:paragraph-rsid="001681e6"/>
    </style:style>
    <style:style style:name="P6" style:family="paragraph" style:parent-style-name="Table_20_Contents" style:list-style-name="L1">
      <style:text-properties officeooo:rsid="001900d1" officeooo:paragraph-rsid="001900d1"/>
    </style:style>
    <style:style style:name="P7" style:family="paragraph" style:parent-style-name="Table_20_Contents">
      <style:paragraph-properties fo:margin-top="0in" fo:margin-bottom="0.1965in" loext:contextual-spacing="false"/>
    </style:style>
    <style:style style:name="P8" style:family="paragraph" style:parent-style-name="Table_20_Contents" style:list-style-name="L1">
      <style:paragraph-properties fo:margin-top="0in" fo:margin-bottom="0.1965in" loext:contextual-spacing="false"/>
      <style:text-properties officeooo:paragraph-rsid="001900d1"/>
    </style:style>
    <style:style style:name="P9" style:family="paragraph" style:parent-style-name="Table_20_Contents">
      <style:paragraph-properties fo:margin-top="0in" fo:margin-bottom="0.1965in" loext:contextual-spacing="false"/>
      <style:text-properties officeooo:paragraph-rsid="000b0d66"/>
    </style:style>
    <style:style style:name="P10" style:family="paragraph" style:parent-style-name="Table_20_Contents">
      <style:paragraph-properties fo:margin-top="0in" fo:margin-bottom="0.1965in" loext:contextual-spacing="false"/>
      <style:text-properties officeooo:rsid="00111fa5" officeooo:paragraph-rsid="00111f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86b8"/>
    </style:style>
    <style:style style:name="T3" style:family="text">
      <style:text-properties officeooo:rsid="000fcbc8"/>
    </style:style>
    <style:style style:name="T4" style:family="text">
      <style:text-properties officeooo:rsid="001231cc"/>
    </style:style>
    <style:style style:name="T5" style:family="text">
      <style:text-properties officeooo:rsid="0012f7ac"/>
    </style:style>
    <style:style style:name="T6" style:family="text">
      <style:text-properties officeooo:rsid="0017973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<text:span text:style-name="Strong_20_Emphasis">Inžinierska práca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Heading_20_2" text:outline-level="2">Analýza nástrojov na virtualizáciu siet’ových prvkov a ich použitie vo vyučovacom procese</text:h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Table_20_Contents"><text:span text:style-name="Strong_20_Emphasis"><text:span text:style-name="T1">Analysis of the tools for network devices virtualization and their use in </text:span></text:span><text:span text:style-name="T1">learning process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B5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Table_20_Contents"><text:span text:style-name="Strong_20_Emphasis">Určené pre študentov</text:span>      Aplikované sieťové inžinierstvo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Vedúci</text:span></text:p>
          </table:table-cell>
          <table:table-cell table:style-name="Table1.A1" office:value-type="string">
            <text:p text:style-name="Table_20_Contents">doc. Ing. Pavel Segeč, PhD.</text:p>
          </table:table-cell>
          <table:table-cell table:style-name="Table1.A1" office:value-type="string">
            <text:p text:style-name="Table_20_Contents">Katedra informačných sietí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B8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Cieľ</text:span></text:p>
          </table:table-cell>
          <table:table-cell table:style-name="Table1.A1" table:number-columns-spanned="2" office:value-type="string">
            <text:p text:style-name="P4"><text:span text:style-name="T2">Otestovať rôzne platformy na virtualizáciu sieťových prvkov a vyhodnotiť ich podľa stanovených kritérií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10">Virtualizácia sa stáva čoraz častejšou súčasťou rôznych riešení. Jej hlavnými výhodami sú <text:span text:style-name="T4">menšia energetická náročnosť, menšie priestorové požiadavky, a jednoduchšia administrácia</text:span>. <text:span text:style-name="T5">Virtuálne sieťové laboratórium navyše poskytuje</text:span> väčšiu flexibilitu pri výučbe rôznych predmetov <text:span text:style-name="T5">učiteľom aj študentom.</text:span></text:p>
            <text:p text:style-name="P9"><text:span text:style-name="T3">Predmetom práce je preskúmať možnosti a výkonnosť riešení pre virtualizáciu sieťových prvkov, ich nasadenie ako vzdialeného servera a využitie pri vyučovaní <text:s/>vybraných predmetov.</text:span></text:p>
            <text:p text:style-name="P7">Úlohy:</text:p>
            <text:list xml:id="list3097055366" text:style-name="L1">
              <text:list-item>
                <text:p text:style-name="P5">Preskúmať dostupné riešenia pre virtuálne sieťové laboratórium</text:p>
              </text:list-item>
              <text:list-item>
                <text:p text:style-name="P5">Otestovať ich podľa stanovených kritérií (kompatibilita zariadení, výkonnosť <text:span text:style-name="T6">atď.</text:span>)</text:p>
              </text:list-item>
              <text:list-item>
                <text:p text:style-name="P6">Overiť ich funkčnosť pri vypracovávaní úloh z vybraných predmetov</text:p>
              </text:list-item>
              <text:list-item>
                <text:p text:style-name="P8">Získané výsledky vyhodnotiť a dokumentovať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52:53.092392313</meta:creation-date>
    <dc:date>2017-10-20T20:07:20.684085938</dc:date>
    <meta:editing-duration>PT3H4M1S</meta:editing-duration>
    <meta:editing-cycles>17</meta:editing-cycles>
    <meta:generator>LibreOffice/5.4.2.2.0$Linux_X86_64 LibreOffice_project/40m0$Build-2</meta:generator>
    <meta:document-statistic meta:table-count="1" meta:image-count="0" meta:object-count="0" meta:page-count="1" meta:paragraph-count="18" meta:word-count="150" meta:character-count="1159" meta:non-whitespace-character-count="1021"/>
  </office:meta>
</office:document-meta>
</file>